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89.94mm" svg:x="262.94mm" svg:y="17.09mm">
            <draw:object draw:notify-on-update-of-ranges="Sheet1.B1:Sheet1.K1 Sheet1.A2:Sheet1.A2 Sheet1.B2:Sheet1.K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mba</text:p>
          </table:table-cell>
          <table:table-cell table:style-name="ce5" office:value-type="percentage" office:value="0.1" calcext:value-type="percentage">
            <text:p>10.00%</text:p>
          </table:table-cell>
          <table:table-cell table:style-name="ce5" office:value-type="percentage" office:value="0.2" calcext:value-type="percentage">
            <text:p>20.00%</text:p>
          </table:table-cell>
          <table:table-cell table:style-name="ce5" office:value-type="percentage" office:value="0.3" calcext:value-type="percentage">
            <text:p>30.00%</text:p>
          </table:table-cell>
          <table:table-cell table:style-name="ce5" office:value-type="percentage" office:value="0.4" calcext:value-type="percentage">
            <text:p>40.00%</text:p>
          </table:table-cell>
          <table:table-cell table:style-name="ce5" office:value-type="percentage" office:value="0.5" calcext:value-type="percentage">
            <text:p>50.00%</text:p>
          </table:table-cell>
          <table:table-cell table:style-name="ce5" office:value-type="percentage" office:value="0.6" calcext:value-type="percentage">
            <text:p>60.00%</text:p>
          </table:table-cell>
          <table:table-cell table:style-name="ce5" office:value-type="percentage" office:value="0.9" calcext:value-type="percentage">
            <text:p>90.00%</text:p>
          </table:table-cell>
          <table:table-cell table:style-name="ce5" office:value-type="percentage" office:value="1" calcext:value-type="percentage">
            <text:p>100.00%</text:p>
          </table:table-cell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Time 1 /s</text:p>
          </table:table-cell>
          <table:table-cell table:style-name="ce1" office:value-type="float" office:value="2.7639657" calcext:value-type="float">
            <text:p>2.7639657</text:p>
          </table:table-cell>
          <table:table-cell table:style-name="ce1" office:value-type="float" office:value="2.7040812" calcext:value-type="float">
            <text:p>2.7040812</text:p>
          </table:table-cell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miss</text:p>
          </table:table-cell>
          <table:table-cell table:style-name="ce1" office:value-type="float" office:value="27105529" calcext:value-type="float">
            <text:p>27105529</text:p>
          </table:table-cell>
          <table:table-cell table:style-name="ce1" office:value-type="float" office:value="26542127" calcext:value-type="float">
            <text:p>26542127</text:p>
          </table:table-cell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references</text:p>
          </table:table-cell>
          <table:table-cell table:style-name="ce1" office:value-type="float" office:value="29511527" calcext:value-type="float">
            <text:p>29511527</text:p>
          </table:table-cell>
          <table:table-cell table:style-name="ce1" office:value-type="float" office:value="29498243" calcext:value-type="float">
            <text:p>29498243</text:p>
          </table:table-cell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bandwidth</text:p>
          </table:table-cell>
          <table:table-cell table:style-name="ce1" office:value-type="float" office:value="370.531" calcext:value-type="float">
            <text:p>370.531</text:p>
          </table:table-cell>
          <table:table-cell table:style-name="ce1" office:value-type="float" office:value="378.691" calcext:value-type="float">
            <text:p>378.691</text:p>
          </table:table-cell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 table:number-columns-repeated="13"/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2" table:number-rows-repeated="4">
          <table:table-cell table:number-columns-repeated="14"/>
          <table:table-cell table:style-name="ce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[1]</text:p>
          </table:table-cell>
          <table:table-cell office:value-type="string" calcext:value-type="string">
            <text:p>duration</text:p>
          </table:table-cell>
          <table:table-cell office:value-type="float" office:value="2.70105" calcext:value-type="float">
            <text:p>2.70105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1]</text:p>
          </table:table-cell>
          <table:table-cell office:value-type="float" office:value="26535730" calcext:value-type="float">
            <text:p>26535730</text:p>
          </table:table-cell>
          <table:table-cell office:value-type="string" calcext:value-type="string">
            <text:p>cache mi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1]</text:p>
          </table:table-cell>
          <table:table-cell office:value-type="string" calcext:value-type="string">
            <text:p>duration</text:p>
          </table:table-cell>
          <table:table-cell office:value-type="float" office:value="2.699067" calcext:value-type="float">
            <text:p>2.699067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1]</text:p>
          </table:table-cell>
          <table:table-cell office:value-type="float" office:value="26492467" calcext:value-type="float">
            <text:p>26492467</text:p>
          </table:table-cell>
          <table:table-cell office:value-type="string" calcext:value-type="string">
            <text:p>cache mi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1]</text:p>
          </table:table-cell>
          <table:table-cell office:value-type="string" calcext:value-type="string">
            <text:p>duration</text:p>
          </table:table-cell>
          <table:table-cell office:value-type="float" office:value="2.732969" calcext:value-type="float">
            <text:p>2.732969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1]</text:p>
          </table:table-cell>
          <table:table-cell office:value-type="float" office:value="26819220" calcext:value-type="float">
            <text:p>26819220</text:p>
          </table:table-cell>
          <table:table-cell office:value-type="string" calcext:value-type="string">
            <text:p>cache mi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1]</text:p>
          </table:table-cell>
          <table:table-cell office:value-type="string" calcext:value-type="string">
            <text:p>duration</text:p>
          </table:table-cell>
          <table:table-cell office:value-type="float" office:value="2.70112" calcext:value-type="float">
            <text:p>2.70112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1]</text:p>
          </table:table-cell>
          <table:table-cell office:value-type="float" office:value="26520557" calcext:value-type="float">
            <text:p>26520557</text:p>
          </table:table-cell>
          <table:table-cell office:value-type="string" calcext:value-type="string">
            <text:p>cache mi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1]</text:p>
          </table:table-cell>
          <table:table-cell office:value-type="string" calcext:value-type="string">
            <text:p>duration</text:p>
          </table:table-cell>
          <table:table-cell office:value-type="float" office:value="2.701122" calcext:value-type="float">
            <text:p>2.701122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1]</text:p>
          </table:table-cell>
          <table:table-cell office:value-type="float" office:value="26491626" calcext:value-type="float">
            <text:p>26491626</text:p>
          </table:table-cell>
          <table:table-cell office:value-type="string" calcext:value-type="string">
            <text:p>cache mi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1]</text:p>
          </table:table-cell>
          <table:table-cell office:value-type="string" calcext:value-type="string">
            <text:p>duration</text:p>
          </table:table-cell>
          <table:table-cell office:value-type="float" office:value="2.701719" calcext:value-type="float">
            <text:p>2.701719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1]</text:p>
          </table:table-cell>
          <table:table-cell office:value-type="float" office:value="26518799" calcext:value-type="float">
            <text:p>26518799</text:p>
          </table:table-cell>
          <table:table-cell office:value-type="string" calcext:value-type="string">
            <text:p>cache mi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1]</text:p>
          </table:table-cell>
          <table:table-cell office:value-type="string" calcext:value-type="string">
            <text:p>duration</text:p>
          </table:table-cell>
          <table:table-cell office:value-type="float" office:value="2.701882" calcext:value-type="float">
            <text:p>2.701882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1]</text:p>
          </table:table-cell>
          <table:table-cell office:value-type="float" office:value="26511865" calcext:value-type="float">
            <text:p>26511865</text:p>
          </table:table-cell>
          <table:table-cell office:value-type="string" calcext:value-type="string">
            <text:p>cache mi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1]</text:p>
          </table:table-cell>
          <table:table-cell office:value-type="string" calcext:value-type="string">
            <text:p>duration</text:p>
          </table:table-cell>
          <table:table-cell office:value-type="float" office:value="2.699395" calcext:value-type="float">
            <text:p>2.699395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1]</text:p>
          </table:table-cell>
          <table:table-cell office:value-type="float" office:value="26513824" calcext:value-type="float">
            <text:p>26513824</text:p>
          </table:table-cell>
          <table:table-cell office:value-type="string" calcext:value-type="string">
            <text:p>cache mi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1]</text:p>
          </table:table-cell>
          <table:table-cell office:value-type="string" calcext:value-type="string">
            <text:p>duration</text:p>
          </table:table-cell>
          <table:table-cell office:value-type="float" office:value="2.699234" calcext:value-type="float">
            <text:p>2.699234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1]</text:p>
          </table:table-cell>
          <table:table-cell office:value-type="float" office:value="26492219" calcext:value-type="float">
            <text:p>26492219</text:p>
          </table:table-cell>
          <table:table-cell office:value-type="string" calcext:value-type="string">
            <text:p>cache mi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1]</text:p>
          </table:table-cell>
          <table:table-cell office:value-type="string" calcext:value-type="string">
            <text:p>duration</text:p>
          </table:table-cell>
          <table:table-cell office:value-type="float" office:value="2.703254" calcext:value-type="float">
            <text:p>2.703254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1]</text:p>
          </table:table-cell>
          <table:table-cell office:value-type="float" office:value="26524970" calcext:value-type="float">
            <text:p>26524970</text:p>
          </table:table-cell>
          <table:table-cell office:value-type="string" calcext:value-type="string">
            <text:p>cache miss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SUM([.C18:.C27])" office:value-type="float" office:value="27.040812" calcext:value-type="float">
            <text:p>27.040812</text:p>
          </table:table-cell>
          <table:table-cell table:number-columns-repeated="2"/>
          <table:table-cell table:formula="of:=SUM([.F18:.F27])" office:value-type="float" office:value="265421277" calcext:value-type="float">
            <text:p>265421277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[1]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<text:s/>397.53 MB (</text:p>
          </table:table-cell>
          <table:table-cell office:value-type="float" office:value="379.11" calcext:value-type="float">
            <text:p>379.11</text:p>
          </table:table-cell>
          <table:table-cell office:value-type="string" calcext:value-type="string">
            <text:p>MiB)/s</text:p>
          </table:table-cell>
          <table:table-cell/>
          <table:table-cell office:value-type="string" calcext:value-type="string">
            <text:p>[1]</text:p>
          </table:table-cell>
          <table:table-cell office:value-type="float" office:value="29502135" calcext:value-type="float">
            <text:p>29502135</text:p>
          </table:table-cell>
          <table:table-cell office:value-type="string" calcext:value-type="string">
            <text:p>cache refere</text:p>
          </table:table-cell>
          <table:table-cell office:value-type="string" calcext:value-type="string">
            <text:p>nc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1]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<text:s/>397.82 MB (</text:p>
          </table:table-cell>
          <table:table-cell office:value-type="float" office:value="379.39" calcext:value-type="float">
            <text:p>379.39</text:p>
          </table:table-cell>
          <table:table-cell office:value-type="string" calcext:value-type="string">
            <text:p>MiB)/s</text:p>
          </table:table-cell>
          <table:table-cell/>
          <table:table-cell office:value-type="string" calcext:value-type="string">
            <text:p>[1]</text:p>
          </table:table-cell>
          <table:table-cell office:value-type="float" office:value="29515522" calcext:value-type="float">
            <text:p>29515522</text:p>
          </table:table-cell>
          <table:table-cell office:value-type="string" calcext:value-type="string">
            <text:p>cache refere</text:p>
          </table:table-cell>
          <table:table-cell office:value-type="string" calcext:value-type="string">
            <text:p>nc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1]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<text:s/>392.88 MB (</text:p>
          </table:table-cell>
          <table:table-cell office:value-type="float" office:value="374.68" calcext:value-type="float">
            <text:p>374.68</text:p>
          </table:table-cell>
          <table:table-cell office:value-type="string" calcext:value-type="string">
            <text:p>MiB)/s</text:p>
          </table:table-cell>
          <table:table-cell/>
          <table:table-cell office:value-type="string" calcext:value-type="string">
            <text:p>[1]</text:p>
          </table:table-cell>
          <table:table-cell office:value-type="float" office:value="29507817" calcext:value-type="float">
            <text:p>29507817</text:p>
          </table:table-cell>
          <table:table-cell office:value-type="string" calcext:value-type="string">
            <text:p>cache refere</text:p>
          </table:table-cell>
          <table:table-cell office:value-type="string" calcext:value-type="string">
            <text:p>nc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1]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<text:s/>397.52 MB (</text:p>
          </table:table-cell>
          <table:table-cell office:value-type="float" office:value="379.1" calcext:value-type="float">
            <text:p>379.1</text:p>
          </table:table-cell>
          <table:table-cell office:value-type="string" calcext:value-type="string">
            <text:p>MiB)/s</text:p>
          </table:table-cell>
          <table:table-cell/>
          <table:table-cell office:value-type="string" calcext:value-type="string">
            <text:p>[1]</text:p>
          </table:table-cell>
          <table:table-cell office:value-type="float" office:value="29497840" calcext:value-type="float">
            <text:p>29497840</text:p>
          </table:table-cell>
          <table:table-cell office:value-type="string" calcext:value-type="string">
            <text:p>cache refere</text:p>
          </table:table-cell>
          <table:table-cell office:value-type="string" calcext:value-type="string">
            <text:p>nc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1]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<text:s/>397.52 MB (</text:p>
          </table:table-cell>
          <table:table-cell office:value-type="float" office:value="379.1" calcext:value-type="float">
            <text:p>379.1</text:p>
          </table:table-cell>
          <table:table-cell office:value-type="string" calcext:value-type="string">
            <text:p>MiB)/s</text:p>
          </table:table-cell>
          <table:table-cell/>
          <table:table-cell office:value-type="string" calcext:value-type="string">
            <text:p>[1]</text:p>
          </table:table-cell>
          <table:table-cell office:value-type="float" office:value="29496392" calcext:value-type="float">
            <text:p>29496392</text:p>
          </table:table-cell>
          <table:table-cell office:value-type="string" calcext:value-type="string">
            <text:p>cache refere</text:p>
          </table:table-cell>
          <table:table-cell office:value-type="string" calcext:value-type="string">
            <text:p>nc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1]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<text:s/>397.43 MB (</text:p>
          </table:table-cell>
          <table:table-cell office:value-type="float" office:value="379.02" calcext:value-type="float">
            <text:p>379.02</text:p>
          </table:table-cell>
          <table:table-cell office:value-type="string" calcext:value-type="string">
            <text:p>MiB)/s</text:p>
          </table:table-cell>
          <table:table-cell/>
          <table:table-cell office:value-type="string" calcext:value-type="string">
            <text:p>[1]</text:p>
          </table:table-cell>
          <table:table-cell office:value-type="float" office:value="29496755" calcext:value-type="float">
            <text:p>29496755</text:p>
          </table:table-cell>
          <table:table-cell office:value-type="string" calcext:value-type="string">
            <text:p>cache refere</text:p>
          </table:table-cell>
          <table:table-cell office:value-type="string" calcext:value-type="string">
            <text:p>nc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1]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<text:s/>397.41 MB (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MiB)/s</text:p>
          </table:table-cell>
          <table:table-cell/>
          <table:table-cell office:value-type="string" calcext:value-type="string">
            <text:p>[1]</text:p>
          </table:table-cell>
          <table:table-cell office:value-type="float" office:value="29487191" calcext:value-type="float">
            <text:p>29487191</text:p>
          </table:table-cell>
          <table:table-cell office:value-type="string" calcext:value-type="string">
            <text:p>cache refere</text:p>
          </table:table-cell>
          <table:table-cell office:value-type="string" calcext:value-type="string">
            <text:p>nc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1]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<text:s/>397.77 MB (</text:p>
          </table:table-cell>
          <table:table-cell office:value-type="float" office:value="379.34" calcext:value-type="float">
            <text:p>379.34</text:p>
          </table:table-cell>
          <table:table-cell office:value-type="string" calcext:value-type="string">
            <text:p>MiB)/s</text:p>
          </table:table-cell>
          <table:table-cell/>
          <table:table-cell office:value-type="string" calcext:value-type="string">
            <text:p>[1]</text:p>
          </table:table-cell>
          <table:table-cell office:value-type="float" office:value="29487319" calcext:value-type="float">
            <text:p>29487319</text:p>
          </table:table-cell>
          <table:table-cell office:value-type="string" calcext:value-type="string">
            <text:p>cache refere</text:p>
          </table:table-cell>
          <table:table-cell office:value-type="string" calcext:value-type="string">
            <text:p>nc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1]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<text:s/>397.80 MB (</text:p>
          </table:table-cell>
          <table:table-cell office:value-type="float" office:value="379.37" calcext:value-type="float">
            <text:p>379.37</text:p>
          </table:table-cell>
          <table:table-cell office:value-type="string" calcext:value-type="string">
            <text:p>MiB)/s</text:p>
          </table:table-cell>
          <table:table-cell/>
          <table:table-cell office:value-type="string" calcext:value-type="string">
            <text:p>[1]</text:p>
          </table:table-cell>
          <table:table-cell office:value-type="float" office:value="29502240" calcext:value-type="float">
            <text:p>29502240</text:p>
          </table:table-cell>
          <table:table-cell office:value-type="string" calcext:value-type="string">
            <text:p>cache refere</text:p>
          </table:table-cell>
          <table:table-cell office:value-type="string" calcext:value-type="string">
            <text:p>nc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1]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<text:s/>397.20 MB (</text:p>
          </table:table-cell>
          <table:table-cell office:value-type="float" office:value="378.8" calcext:value-type="float">
            <text:p>378.8</text:p>
          </table:table-cell>
          <table:table-cell office:value-type="string" calcext:value-type="string">
            <text:p>MiB)/s</text:p>
          </table:table-cell>
          <table:table-cell/>
          <table:table-cell office:value-type="string" calcext:value-type="string">
            <text:p>[1]</text:p>
          </table:table-cell>
          <table:table-cell office:value-type="float" office:value="29489222" calcext:value-type="float">
            <text:p>29489222</text:p>
          </table:table-cell>
          <table:table-cell office:value-type="string" calcext:value-type="string">
            <text:p>cache refere</text:p>
          </table:table-cell>
          <table:table-cell office:value-type="string" calcext:value-type="string">
            <text:p>nces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SUM([.D31:.D40])" office:value-type="float" office:value="3786.91" calcext:value-type="float">
            <text:p>3786.91</text:p>
          </table:table-cell>
          <table:table-cell table:number-columns-repeated="3"/>
          <table:table-cell table:formula="of:=SUM([.H31:.H40])" office:value-type="float" office:value="294982433" calcext:value-type="float">
            <text:p>29498243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00/00/00</text:date>, <text:time style:data-style-name="N2" text:time-value="14:57:12.1040086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5:27:12.344955313</meta:creation-date>
    <dc:date>2019-09-04T15:13:17.336717773</dc:date>
    <meta:editing-duration>PT17H15M59S</meta:editing-duration>
    <meta:editing-cycles>8</meta:editing-cycles>
    <meta:generator>LibreOffice/6.0.7.3$Linux_X86_64 LibreOffice_project/00m0$Build-3</meta:generator>
    <meta:document-statistic meta:table-count="1" meta:cell-count="1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5cm" xlink:href=".." xlink:type="simple" chart:class="chart:line" chart:style-name="ch1">
        <chart:title svg:x="7.492cm" svg:y="0.315cm" chart:style-name="ch2">
          <text:p>mba</text:p>
        </chart:title>
        <chart:legend chart:legend-position="end" svg:x="13.199cm" svg:y="4.198cm" style:legend-expansion="high" chart:style-name="ch3"/>
        <chart:plot-area chart:style-name="ch4" table:cell-range-address="Sheet1.A1:Sheet1.K2" chart:data-source-has-labels="both" svg:x="0.187cm" svg:y="0.784cm" svg:width="13.279cm" svg:height="7.655cm">
          <chartooo:coordinate-region svg:x="1.099cm" svg:y="0.984cm" svg:width="12.367cm" svg:height="6.809cm"/>
          <chart:axis chart:dimension="x" chart:name="primary-x" chart:style-name="ch5" chartooo:axis-type="auto">
            <chartooo:date-scale/>
            <chart:title svg:x="6.451cm" svg:y="8.435cm" chart:style-name="ch6">
              <text:p>mba</text:p>
            </chart:title>
            <chart:categories table:cell-range-address="Sheet1.B1:Sheet1.K1"/>
          </chart:axis>
          <chart:axis chart:dimension="y" chart:name="primary-y" chart:style-name="ch7">
            <chart:title svg:x="0cm" svg:y="4.973cm" chart:style-name="ch8">
              <text:p>time</text:p>
            </chart:title>
            <chart:grid chart:style-name="ch9" chart:class="major"/>
          </chart:axis>
          <chart:series chart:style-name="ch10" chart:values-cell-range-address="Sheet1.B2:Sheet1.K2" chart:label-cell-address="Sheet1.A2:Sheet1.A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.1</text:p>
                <draw:g>
                  <svg:desc>Sheet1.B1:Sheet1.K1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ime 1 /s</text:p>
                <draw:g>
                  <svg:desc>Sheet1.A2:Sheet1.A2</svg:desc>
                </draw:g>
              </table:table-cell>
              <table:table-cell office:value-type="float" office:value="2.7639657">
                <text:p>2.7639657</text:p>
                <draw:g>
                  <svg:desc>Sheet1.B2:Sheet1.K2</svg:desc>
                </draw:g>
              </table:table-cell>
              <table:table-cell office:value-type="float" office:value="2.7040812">
                <text:p>2.7040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